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4.131cm"/>
    </style:style>
    <style:style style:name="co3" style:family="table-column">
      <style:table-column-properties fo:break-before="auto" style:column-width="5.526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1.10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size="10.5pt" style:font-size-asian="10.5pt" style:font-size-complex="10.5pt"/>
    </style:style>
    <style:style style:name="ce5" style:family="table-cell" style:parent-style-name="Default">
      <style:table-cell-properties fo:border="0.06pt solid #000000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4"/>
        <table:table-column table:style-name="co3" table:default-cell-style-name="ce1"/>
        <table:table-column table:style-name="co7" table:number-columns-repeated="1017" table:default-cell-style-name="ce4"/>
        <table:table-row table:style-name="ro1" table:visibility="collapse">
          <table:table-cell office:value-type="string" calcext:value-type="string">
            <text:p>Fatima Chapel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Sitio Halayhalay</text:p>
          </table:table-cell>
          <table:table-cell table:number-columns-repeated="1023"/>
        </table:table-row>
        <table:table-row table:style-name="ro1" table:visibility="collapse">
          <table:table-cell table:number-columns-repeated="102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an Ramos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ohn Lendolf Cortes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tero Guadalquiver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ojo Ramos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quilina Cabanes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oy Sarabusquez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ebie Dacapio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jun Torrejas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ebie Guadalquiver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Leo Sarabusquez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enie Rebucas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Lito Salera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enjie Lenteria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Lorie Millabanco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obbitte Lenteria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Louie Vasquez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hris Mark Genargue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Lourdes Cequina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leta Torrejas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Lucy Memoracion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andan Millbanco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Mario Aron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arren Lupian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Maryann Ariate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emetrio Lenteria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Matias Sinsano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ina Jaganas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Mawe Balite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onell Dumagat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Miguel Sarabusquez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Eddie Torrejas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Nene Guadalquiver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Edwin Torrejas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Neritora Cabanes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Efren Guadalquiver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Nicolas Jaganas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Efren Torrejano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Nino Millbanco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Emilia Gamutin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Nonie Torrejano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Emmylou Cardino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Norma Ramos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Eric Baril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Orlanlee Gamutin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Esmer Patindol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Pandoy Jaganas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Evelyn Cabanes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Patricia Tunday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elix Torrejas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Ramil Salomon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Filo Torrejas, Sr.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Ramon Jaganas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Fretz Guadalquiver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Raul Buenafe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Gina Mascarinas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Rey Omana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Ian Omana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Reynaldo Cruz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Ireneo Dayundon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Rolando Sab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Isidro Bacasmo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Romano Jaganas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aime Torrejano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Rudy Albuena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ames Cabanes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Saki Lupian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esus Jaganas</text:p>
          </table:table-cell>
          <table:table-cell table:style-name="ce2" office:value-type="string" calcext:value-type="string">
            <text:p>Clarin Parish – Jan 27, 2:30 PM</text:p>
          </table:table-cell>
          <table:table-cell table:style-name="ce5"/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Serapiano Miano, Jr.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Sozima Sarabusquez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21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Tita Torrejano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21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Venerando Cardino, Jr.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21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Venerando Cardino, Sr.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21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Victor Ingente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21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Vivian Miano</text:p>
          </table:table-cell>
          <table:table-cell table:style-name="ce2" office:value-type="string" calcext:value-type="string">
            <text:p>Clarin Parish – Jan 27, 2:30 PM</text:p>
          </table:table-cell>
          <table:table-cell table:number-columns-repeated="1021"/>
        </table:table-row>
        <table:table-row table:style-name="ro2" table:number-rows-repeated="34">
          <table:table-cell table:style-name="ce3"/>
          <table:table-cell table:style-name="Default"/>
          <table:table-cell table:style-name="ce3"/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B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-00-0000</text:date>, <text:time style:data-style-name="N2" text:time-value="22:48:26.375464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21:36:55.228628984</meta:creation-date>
    <dc:date>2022-01-25T22:58:21.664899995</dc:date>
    <meta:editing-duration>PT36M58S</meta:editing-duration>
    <meta:editing-cycles>8</meta:editing-cycles>
    <meta:generator>LibreOffice/6.4.7.2$Linux_X86_64 LibreOffice_project/40$Build-2</meta:generator>
    <meta:print-date>2022-01-25T22:55:30.586488780</meta:print-date>
    <meta:document-statistic meta:table-count="1" meta:cell-count="224" meta:object-count="0"/>
  </office:meta>
</office:document-meta>
</file>